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cb7d" officeooo:paragraph-rsid="0000cb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Sorting program 13</text:p>
      <text:p text:style-name="Standard"/>
      <text:p text:style-name="Standard"/>
      <text:p text:style-name="Standard"/>
      <text:p text:style-name="Standard"/>
      <text:p text:style-name="Standard"/>
      <text:p text:style-name="Standard">//quicksort,mergesort,heapsort</text:p>
      <text:p text:style-name="Standard">#include&lt;stdio.h&gt;</text:p>
      <text:p text:style-name="Standard"/>
      <text:p text:style-name="Standard">int array1[100], array2[100], array3[100],n;</text:p>
      <text:p text:style-name="Standard"/>
      <text:p text:style-name="Standard">void swap(int *a, int *b)</text:p>
      <text:p text:style-name="Standard">{</text:p>
      <text:p text:style-name="Standard"><text:s text:c="4"/>int temp = *a;</text:p>
      <text:p text:style-name="Standard"><text:s text:c="4"/>*a = *b;</text:p>
      <text:p text:style-name="Standard"><text:s text:c="4"/>*b = temp;</text:p>
      <text:p text:style-name="Standard">}</text:p>
      <text:p text:style-name="Standard"/>
      <text:p text:style-name="Standard">int partition(int array[100],int lb,int ub)</text:p>
      <text:p text:style-name="Standard">{</text:p>
      <text:p text:style-name="Standard"><text:s text:c="4"/>int pivot = array[lb], start=lb, end=ub;</text:p>
      <text:p text:style-name="Standard"><text:s text:c="4"/>while(start&lt;end)</text:p>
      <text:p text:style-name="Standard"><text:s text:c="4"/>{</text:p>
      <text:p text:style-name="Standard"><text:s text:c="8"/>while(array[start]&lt;=pivot)</text:p>
      <text:p text:style-name="Standard"><text:s text:c="12"/>start++;</text:p>
      <text:p text:style-name="Standard"><text:s text:c="8"/>while(array[end]&gt;pivot)</text:p>
      <text:p text:style-name="Standard"><text:s text:c="12"/>end--;</text:p>
      <text:p text:style-name="Standard"><text:s text:c="8"/>if(start&lt;end)</text:p>
      <text:p text:style-name="Standard"><text:s text:c="12"/>swap(&amp;array[start],&amp;array[end]);</text:p>
      <text:p text:style-name="Standard"><text:s text:c="4"/>}</text:p>
      <text:p text:style-name="Standard"><text:s text:c="4"/>swap(&amp;array[lb],&amp;array[end]);</text:p>
      <text:p text:style-name="Standard"><text:s text:c="4"/>return end;</text:p>
      <text:p text:style-name="Standard">}</text:p>
      <text:p text:style-name="Standard"/>
      <text:p text:style-name="Standard">int QuickSort(int array[100],int lb,int ub)</text:p>
      <text:p text:style-name="Standard">{</text:p>
      <text:p text:style-name="Standard"><text:s text:c="4"/>if(lb&lt;ub)</text:p>
      <text:p text:style-name="Standard"><text:s text:c="4"/>{</text:p>
      <text:p text:style-name="Standard"><text:s text:c="8"/>int loc = partition(array,lb,ub);</text:p>
      <text:p text:style-name="Standard"><text:s text:c="8"/>QuickSort(array,lb,loc-1);</text:p>
      <text:p text:style-name="Standard"><text:s text:c="8"/>QuickSort(array,loc+1,ub);</text:p>
      <text:p text:style-name="Standard"><text:s text:c="4"/>}</text:p>
      <text:p text:style-name="Standard">}</text:p>
      <text:p text:style-name="Standard"/>
      <text:p text:style-name="Standard">void merge(int array[100],int lb,int mid,int ub)</text:p>
      <text:p text:style-name="Standard">{</text:p>
      <text:p text:style-name="Standard"><text:s text:c="4"/>int temp[100];</text:p>
      <text:p text:style-name="Standard"><text:s text:c="4"/>int i,j,k;</text:p>
      <text:p text:style-name="Standard"><text:s text:c="4"/>i=lb;</text:p>
      <text:p text:style-name="Standard"><text:s text:c="4"/>j=mid+1;</text:p>
      <text:p text:style-name="Standard"><text:soft-page-break/><text:s text:c="4"/>k=lb;</text:p>
      <text:p text:style-name="Standard"><text:s text:c="4"/>while(i&lt;=mid &amp;&amp; j&lt;=ub)</text:p>
      <text:p text:style-name="Standard"><text:s text:c="8"/>if(array[i]&lt;array[j])</text:p>
      <text:p text:style-name="Standard"><text:s text:c="12"/>temp[k++]=array[i++];</text:p>
      <text:p text:style-name="Standard"><text:s text:c="8"/>else</text:p>
      <text:p text:style-name="Standard"><text:s text:c="12"/>temp[k++]=array[j++];</text:p>
      <text:p text:style-name="Standard"/>
      <text:p text:style-name="Standard"><text:s text:c="4"/>while(i&lt;=mid)</text:p>
      <text:p text:style-name="Standard"><text:s text:c="8"/>temp[k++]=array[i++];</text:p>
      <text:p text:style-name="Standard"><text:s text:c="4"/></text:p>
      <text:p text:style-name="Standard"><text:s text:c="4"/>while(j&lt;=ub)</text:p>
      <text:p text:style-name="Standard"><text:s text:c="8"/>temp[k++]=array[j++];</text:p>
      <text:p text:style-name="Standard"/>
      <text:p text:style-name="Standard"><text:s text:c="4"/>for(int i=lb;i&lt;=ub;i++)</text:p>
      <text:p text:style-name="Standard"><text:s text:c="4"/>{</text:p>
      <text:p text:style-name="Standard"><text:s text:c="8"/>array[i]=temp[i];</text:p>
      <text:p text:style-name="Standard"><text:s text:c="4"/>}</text:p>
      <text:p text:style-name="Standard">}</text:p>
      <text:p text:style-name="Standard"/>
      <text:p text:style-name="Standard">void mergeSort(int array[100],int lb,int ub)</text:p>
      <text:p text:style-name="Standard">{</text:p>
      <text:p text:style-name="Standard"><text:s text:c="4"/>if(lb&lt;ub)</text:p>
      <text:p text:style-name="Standard"><text:s text:c="4"/>{</text:p>
      <text:p text:style-name="Standard"><text:s text:c="8"/>int mid = (lb+ub)/2;</text:p>
      <text:p text:style-name="Standard"><text:s text:c="8"/>mergeSort(array,lb,mid);</text:p>
      <text:p text:style-name="Standard"><text:s text:c="8"/>mergeSort(array,mid+1,ub);</text:p>
      <text:p text:style-name="Standard"><text:s text:c="8"/>merge(array,lb,mid,ub);</text:p>
      <text:p text:style-name="Standard"><text:s text:c="4"/>}</text:p>
      <text:p text:style-name="Standard">}</text:p>
      <text:p text:style-name="Standard"/>
      <text:p text:style-name="Standard">void heapify(int a[], int n, int i) <text:s/></text:p>
      <text:p text:style-name="Standard">{ <text:s/></text:p>
      <text:p text:style-name="Standard"><text:s text:c="4"/>int largest = i; // Initialize largest as root <text:s/></text:p>
      <text:p text:style-name="Standard"><text:s text:c="4"/>int left = 2 * i; // left child <text:s/></text:p>
      <text:p text:style-name="Standard"><text:s text:c="4"/>int right = 2 * i + 1; // right child <text:s/></text:p>
      <text:p text:style-name="Standard"><text:s text:c="4"/>// If left child is larger than root <text:s/></text:p>
      <text:p text:style-name="Standard"><text:s text:c="4"/>if (left &lt; n &amp;&amp; a[left] &gt; a[largest]) <text:s/></text:p>
      <text:p text:style-name="Standard"><text:s text:c="8"/>largest = left; <text:s/></text:p>
      <text:p text:style-name="Standard"><text:s text:c="4"/>// If right child is larger than root <text:s/></text:p>
      <text:p text:style-name="Standard"><text:s text:c="4"/>if (right &lt; n &amp;&amp; a[right] &gt; a[largest]) <text:s/></text:p>
      <text:p text:style-name="Standard"><text:s text:c="8"/>largest = right; <text:s/></text:p>
      <text:p text:style-name="Standard"><text:s text:c="4"/>// If root is not largest <text:s/></text:p>
      <text:p text:style-name="Standard"><text:s text:c="4"/>if (largest != i) { <text:s/></text:p>
      <text:p text:style-name="Standard"><text:s text:c="8"/>// swap a[i] with a[largest] <text:s/></text:p>
      <text:p text:style-name="Standard"><text:s text:c="8"/>swap(&amp;a[i], &amp;a[largest]);</text:p>
      <text:p text:style-name="Standard"><text:s text:c="10"/></text:p>
      <text:p text:style-name="Standard"><text:s text:c="8"/>heapify(a, n, largest); <text:s/></text:p>
      <text:p text:style-name="Standard"><text:s text:c="4"/>} <text:s/></text:p>
      <text:p text:style-name="Standard">} <text:s text:c="3"/></text:p>
      <text:p text:style-name="Standard">void heapSort(int a[], int n) <text:s/></text:p>
      <text:p text:style-name="Standard">{ <text:s/></text:p>
      <text:p text:style-name="Standard"><text:s text:c="4"/>for (int i = n / 2 + 1; i &gt;= 0; i--) <text:s/></text:p>
      <text:p text:style-name="Standard"><text:soft-page-break/><text:s text:c="8"/>heapify(a, n, i); <text:s/></text:p>
      <text:p text:style-name="Standard"><text:s text:c="4"/>// One by one extract an element from heap <text:s/></text:p>
      <text:p text:style-name="Standard"><text:s text:c="4"/>for (int i = n - 1; i &gt;= 0; i--) { <text:s/></text:p>
      <text:p text:style-name="Standard"><text:s text:c="8"/>swap(&amp;a[0], &amp;a[i]); </text:p>
      <text:p text:style-name="Standard"><text:s text:c="10"/></text:p>
      <text:p text:style-name="Standard"><text:s text:c="8"/>heapify(a, i, 0); <text:s/></text:p>
      <text:p text:style-name="Standard"><text:s text:c="4"/>} <text:s/></text:p>
      <text:p text:style-name="Standard">} <text:s/></text:p>
      <text:p text:style-name="Standard"/>
      <text:p text:style-name="Standard"/>
      <text:p text:style-name="Standard"/>
      <text:p text:style-name="Standard"/>
      <text:p text:style-name="Standard">void main()</text:p>
      <text:p text:style-name="Standard">{</text:p>
      <text:p text:style-name="Standard"><text:s text:c="4"/>int i;</text:p>
      <text:p text:style-name="Standard"><text:s text:c="4"/>printf("Enter no of elements of the array: ");</text:p>
      <text:p text:style-name="Standard"><text:s text:c="4"/>scanf("%d",&amp;n);</text:p>
      <text:p text:style-name="Standard"><text:s text:c="4"/>printf("Enter the elements: \n");</text:p>
      <text:p text:style-name="Standard"><text:s text:c="4"/>for(i=0;i&lt;n;i++) </text:p>
      <text:p text:style-name="Standard"><text:s text:c="4"/>{</text:p>
      <text:p text:style-name="Standard"><text:s text:c="8"/>scanf("%d",&amp;array1[i]);</text:p>
      <text:p text:style-name="Standard"><text:s text:c="8"/>array3[i] = array2[i] = array1[i];</text:p>
      <text:p text:style-name="Standard"><text:s text:c="4"/>}</text:p>
      <text:p text:style-name="Standard"><text:s text:c="4"/>printf("\n\nElements of the arrays: \n");</text:p>
      <text:p text:style-name="Standard"><text:s text:c="7"/>for (int i = 0; i &lt; n; ++i) </text:p>
      <text:p text:style-name="Standard"><text:s text:c="7"/>{ <text:s/></text:p>
      <text:p text:style-name="Standard"><text:s text:c="8"/>printf("%d", array1[i]); <text:s/></text:p>
      <text:p text:style-name="Standard"><text:s text:c="8"/>printf(" ");</text:p>
      <text:p text:style-name="Standard"><text:s text:c="7"/>} <text:s/></text:p>
      <text:p text:style-name="Standard"><text:s text:c="4"/>int choice = 0;</text:p>
      <text:p text:style-name="Standard"><text:s text:c="4"/>do </text:p>
      <text:p text:style-name="Standard"><text:s text:c="4"/>{</text:p>
      <text:p text:style-name="Standard"><text:s text:c="8"/>printf("\n\n\t\tMENU\n1.Quick Sort\n2.Merge Sort\n3.Heap Sort\n4.Exit\n\n");</text:p>
      <text:p text:style-name="Standard"><text:s text:c="8"/>printf("Enter your choice: ");</text:p>
      <text:p text:style-name="Standard"><text:s text:c="8"/>scanf("%d",&amp;choice);</text:p>
      <text:p text:style-name="Standard"><text:s text:c="8"/>switch(choice)</text:p>
      <text:p text:style-name="Standard"><text:s text:c="8"/>{</text:p>
      <text:p text:style-name="Standard"><text:s text:c="8"/>case 1:</text:p>
      <text:p text:style-name="Standard"><text:s text:c="12"/>QuickSort(array1,0,n-1);</text:p>
      <text:p text:style-name="Standard"><text:s text:c="12"/>printf("Array 1 after quick sort:\n\t");</text:p>
      <text:p text:style-name="Standard"><text:s text:c="12"/>for (int i = 0; i &lt; n; ++i) </text:p>
      <text:p text:style-name="Standard"><text:s text:c="12"/>{ <text:s/></text:p>
      <text:p text:style-name="Standard"><text:s text:c="14"/>printf("%d", array1[i]); <text:s/></text:p>
      <text:p text:style-name="Standard"><text:s text:c="14"/>printf(" "); </text:p>
      <text:p text:style-name="Standard"><text:s text:c="12"/>}</text:p>
      <text:p text:style-name="Standard"><text:s text:c="12"/>break;</text:p>
      <text:p text:style-name="Standard"><text:s text:c="8"/>case 2:</text:p>
      <text:p text:style-name="Standard"><text:s text:c="12"/>mergeSort(array2,0,n-1);</text:p>
      <text:p text:style-name="Standard"><text:s text:c="13"/>printf("\nArray 2 after merge sort:\n\t");</text:p>
      <text:p text:style-name="Standard"><text:s text:c="13"/>for(int i = 0; i &lt; n; ++i) </text:p>
      <text:p text:style-name="Standard"><text:s text:c="13"/>{ <text:s/></text:p>
      <text:p text:style-name="Standard"><text:s text:c="15"/>printf("%d", array2[i]); <text:s/></text:p>
      <text:p text:style-name="Standard"><text:soft-page-break/><text:s text:c="15"/>printf(" "); <text:s/></text:p>
      <text:p text:style-name="Standard"><text:s text:c="13"/>}</text:p>
      <text:p text:style-name="Standard"><text:s text:c="12"/>break;</text:p>
      <text:p text:style-name="Standard"><text:s text:c="8"/>case 3:</text:p>
      <text:p text:style-name="Standard"><text:s text:c="12"/>heapSort(array3,n);</text:p>
      <text:p text:style-name="Standard"><text:s text:c="12"/>printf("\n\nArray 3 after heap sort:\n\t");</text:p>
      <text:p text:style-name="Standard"><text:s text:c="12"/>for(int i = 0; i &lt; n; ++i)</text:p>
      <text:p text:style-name="Standard"><text:s text:c="12"/>{ <text:s/></text:p>
      <text:p text:style-name="Standard"><text:s text:c="15"/>printf("%d", array3[i]); <text:s/></text:p>
      <text:p text:style-name="Standard"><text:s text:c="15"/>printf(" "); <text:s/></text:p>
      <text:p text:style-name="Standard"><text:s text:c="12"/>}</text:p>
      <text:p text:style-name="Standard"><text:s text:c="12"/>break;</text:p>
      <text:p text:style-name="Standard"><text:s text:c="8"/>case 4:</text:p>
      <text:p text:style-name="Standard"><text:s text:c="12"/>printf("Exit code!!!\n");</text:p>
      <text:p text:style-name="Standard"><text:s text:c="12"/>break;</text:p>
      <text:p text:style-name="Standard"><text:s text:c="8"/>default:</text:p>
      <text:p text:style-name="Standard"><text:s text:c="12"/>printf("Invalid !!!\n");</text:p>
      <text:p text:style-name="Standard"><text:s text:c="8"/>}</text:p>
      <text:p text:style-name="Standard"><text:s text:c="4"/>} while(choice !=4 )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HASHTABLE PROGRAM 14</text:p>
      <text:p text:style-name="P1"/>
      <text:p text:style-name="P1"/>
      <text:p text:style-name="P1">#include&lt;stdio.h&gt;</text:p>
      <text:p text:style-name="P1">#include&lt;stdlib.h&gt;</text:p>
      <text:p text:style-name="P1"/>
      <text:p text:style-name="P1"/>
      <text:p text:style-name="P1">struct node </text:p>
      <text:p text:style-name="P1">{</text:p>
      <text:p text:style-name="P1"><text:s text:c="4"/>int data;</text:p>
      <text:p text:style-name="P1"><text:s text:c="4"/>struct node *next;</text:p>
      <text:p text:style-name="P1">} *hashtable[10];</text:p>
      <text:p text:style-name="P1"/>
      <text:p text:style-name="P1"/>
      <text:p text:style-name="P1">void initialize()</text:p>
      <text:p text:style-name="P1">{</text:p>
      <text:p text:style-name="P1"><text:s text:c="4"/>int i;</text:p>
      <text:p text:style-name="P1"><text:s text:c="4"/>for(i=0; i&lt;10; i++)</text:p>
      <text:p text:style-name="P1"><text:s text:c="4"/>{</text:p>
      <text:p text:style-name="P1"><text:s text:c="8"/>hashtable[i] = NULL;</text:p>
      <text:p text:style-name="P1"><text:s text:c="4"/>}</text:p>
      <text:p text:style-name="P1">}</text:p>
      <text:p text:style-name="P1"/>
      <text:p text:style-name="P1">void insert(int value)</text:p>
      <text:p text:style-name="P1">{</text:p>
      <text:p text:style-name="P1"><text:s text:c="4"/>int key = value % 10;</text:p>
      <text:p text:style-name="P1"><text:s text:c="4"/>struct node *newnode = (struct node *)malloc(sizeof(struct node));</text:p>
      <text:p text:style-name="P1"><text:s text:c="4"/>printf("inserting into hashtable..");</text:p>
      <text:p text:style-name="P1"><text:s text:c="4"/>newnode-&gt;data = value;</text:p>
      <text:p text:style-name="P1"><text:s text:c="4"/>newnode-&gt;next = NULL;</text:p>
      <text:p text:style-name="P1"><text:s text:c="4"/>if(hashtable[key] == NULL){</text:p>
      <text:p text:style-name="P1"><text:s text:c="8"/>hashtable[key] = newnode;</text:p>
      <text:p text:style-name="P1"><text:s text:c="4"/>}</text:p>
      <text:p text:style-name="P1"><text:s text:c="4"/>else if(hashtable[key]-&gt;data &gt; value){</text:p>
      <text:p text:style-name="P1"><text:s text:c="8"/>newnode-&gt;next = hashtable[key];</text:p>
      <text:p text:style-name="P1"><text:s text:c="8"/>hashtable[key] = newnode;</text:p>
      <text:p text:style-name="P1"><text:s text:c="4"/>}</text:p>
      <text:p text:style-name="P1"><text:s text:c="4"/>else</text:p>
      <text:p text:style-name="P1"><text:s text:c="4"/>{</text:p>
      <text:p text:style-name="P1"><text:s text:c="8"/>struct node *temp = hashtable[key];</text:p>
      <text:p text:style-name="P1"><text:s text:c="8"/>while(temp-&gt;next != NULL &amp;&amp; temp-&gt;next-&gt;data &lt; value)</text:p>
      <text:p text:style-name="P1"><text:s text:c="8"/>{</text:p>
      <text:p text:style-name="P1"><text:s text:c="9"/>temp = temp-&gt;next;</text:p>
      <text:p text:style-name="P1"><text:s text:c="8"/>}</text:p>
      <text:p text:style-name="P1"><text:s text:c="8"/>newnode-&gt;next = temp-&gt;next;</text:p>
      <text:p text:style-name="P1"><text:s text:c="8"/>temp-&gt;next = newnode;</text:p>
      <text:p text:style-name="P1"><text:s text:c="4"/>} </text:p>
      <text:p text:style-name="P1">}</text:p>
      <text:p text:style-name="P1"/>
      <text:p text:style-name="P1">void print()</text:p>
      <text:p text:style-name="P1">{</text:p>
      <text:p text:style-name="P1"><text:s text:c="4"/>struct node *temp;</text:p>
      <text:p text:style-name="P1"><text:soft-page-break/><text:s text:c="4"/>printf("\nHashtable: \n");</text:p>
      <text:p text:style-name="P1"><text:s text:c="4"/>for(int i=0; i&lt;10; i++)</text:p>
      <text:p text:style-name="P1"><text:s text:c="4"/>{</text:p>
      <text:p text:style-name="P1"><text:s text:c="8"/>printf("\n[%d] --- ", i);</text:p>
      <text:p text:style-name="P1"><text:s text:c="8"/>temp = hashtable[i];</text:p>
      <text:p text:style-name="P1"><text:s text:c="8"/>while(temp != NULL)</text:p>
      <text:p text:style-name="P1"><text:s text:c="8"/>{</text:p>
      <text:p text:style-name="P1"><text:s text:c="12"/>printf(" %d --&gt;", temp-&gt;data);</text:p>
      <text:p text:style-name="P1"><text:s text:c="12"/>temp = temp-&gt;next;</text:p>
      <text:p text:style-name="P1"><text:s text:c="8"/>}</text:p>
      <text:p text:style-name="P1"><text:s text:c="8"/>printf("NULL");</text:p>
      <text:p text:style-name="P1"><text:s text:c="4"/>}</text:p>
      <text:p text:style-name="P1">}</text:p>
      <text:p text:style-name="P1"/>
      <text:p text:style-name="P1">void main()</text:p>
      <text:p text:style-name="P1">{</text:p>
      <text:p text:style-name="P1"><text:s text:c="4"/>initialize();</text:p>
      <text:p text:style-name="P1"><text:s text:c="4"/>int choice = 0, value;</text:p>
      <text:p text:style-name="P1"><text:s text:c="4"/>do{</text:p>
      <text:p text:style-name="P1"><text:s text:c="8"/>printf("\nMENU\n 1. Insert element\n 2. Print hashtable\n 3. Exit\n");</text:p>
      <text:p text:style-name="P1"><text:s text:c="8"/>printf("\nEnter your choice: ");</text:p>
      <text:p text:style-name="P1"><text:s text:c="8"/>scanf("%d", &amp;choice);</text:p>
      <text:p text:style-name="P1"><text:s text:c="8"/>switch(choice) {</text:p>
      <text:p text:style-name="P1"><text:s text:c="12"/>case 1:</text:p>
      <text:p text:style-name="P1"><text:s text:c="16"/>printf("\nEnter the value : ");</text:p>
      <text:p text:style-name="P1"><text:s text:c="16"/>scanf("%d", &amp;value);</text:p>
      <text:p text:style-name="P1"><text:s text:c="16"/>insert(value);</text:p>
      <text:p text:style-name="P1"><text:s text:c="16"/>break;</text:p>
      <text:p text:style-name="P1"><text:s text:c="12"/>case 2:</text:p>
      <text:p text:style-name="P1"><text:s text:c="16"/>print();</text:p>
      <text:p text:style-name="P1"><text:s text:c="16"/>break;</text:p>
      <text:p text:style-name="P1"><text:s text:c="12"/></text:p>
      <text:p text:style-name="P1"><text:s text:c="12"/>case 3:</text:p>
      <text:p text:style-name="P1"><text:s text:c="16"/>printf("\nExit code!!");</text:p>
      <text:p text:style-name="P1"><text:s text:c="16"/>break;</text:p>
      <text:p text:style-name="P1"><text:s text:c="12"/>default:</text:p>
      <text:p text:style-name="P1"><text:s text:c="16"/>printf("\nInvalid !!");</text:p>
      <text:p text:style-name="P1"><text:s text:c="8"/>}</text:p>
      <text:p text:style-name="P1"><text:s text:c="4"/>} while(choice !=3);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12:36:01.717887587</meta:creation-date>
    <meta:print-date>2022-12-16T12:46:40.676679767</meta:print-date>
    <dc:date>2022-12-16T12:50:13.368041160</dc:date>
    <meta:editing-duration>PT4M1S</meta:editing-duration>
    <meta:editing-cycles>1</meta:editing-cycles>
    <meta:document-statistic meta:table-count="0" meta:image-count="0" meta:object-count="0" meta:page-count="6" meta:paragraph-count="239" meta:word-count="606" meta:character-count="5445" meta:non-whitespace-character-count="3519"/>
    <meta:generator>LibreOffice/7.3.5.2$Linux_X86_64 LibreOffice_project/30$Build-2</meta:generator>
  </office:meta>
</office:document-meta>
</file>